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Kristiansand">
            <text:p>Kristiansand</text:p>
          </table:table-cell>
          <table:table-cell office:value-type="string" office:value="radiocarbon">
            <text:p>radiocarbon</text:p>
          </table:table-cell>
          <table:table-cell office:value-type="string" office:value="T-273">
            <text:p>T-273</text:p>
          </table:table-cell>
          <table:table-cell office:value-type="float" office:value="58.06666666666667">
            <text:p>58.06666666666667</text:p>
          </table:table-cell>
          <table:table-cell office:value-type="float" office:value="7.766666666666667">
            <text:p>7.766666666666667</text:p>
          </table:table-cell>
          <table:table-cell office:value-type="float" office:value="8300.0">
            <text:p>8300.0</text:p>
          </table:table-cell>
          <table:table-cell office:value-type="float" office:value="170.0">
            <text:p>170.0</text:p>
          </table:table-cell>
          <table:table-cell office:value-type="string" office:value="peat slice">
            <text:p>peat slice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5.01">
            <text:p>5.01</text:p>
          </table:table-cell>
          <table:table-cell office:value-type="float" office:value="1.16">
            <text:p>1.16</text:p>
          </table:table-cell>
          <table:table-cell office:value-type="float" office:value="1.158294318743087">
            <text:p>1.158294318743087</text:p>
          </table:table-cell>
          <table:table-cell office:value-type="string" office:value="Nydal1962,CreelEtal2022">
            <text:p>Nydal1962,CreelEtal2022</text:p>
          </table:table-cell>
        </table:table-row>
        <table:table-row>
          <table:table-cell office:value-type="string" office:value="Kristiansand">
            <text:p>Kristiansand</text:p>
          </table:table-cell>
          <table:table-cell office:value-type="string" office:value="radiocarbon">
            <text:p>radiocarbon</text:p>
          </table:table-cell>
          <table:table-cell office:value-type="string" office:value="T-81">
            <text:p>T-81</text:p>
          </table:table-cell>
          <table:table-cell office:value-type="float" office:value="58.03333333333333">
            <text:p>58.03333333333333</text:p>
          </table:table-cell>
          <table:table-cell office:value-type="float" office:value="7.633333333333333">
            <text:p>7.633333333333333</text:p>
          </table:table-cell>
          <table:table-cell office:value-type="float" office:value="9410.0">
            <text:p>9410.0</text:p>
          </table:table-cell>
          <table:table-cell office:value-type="float" office:value="220.0">
            <text:p>220.0</text:p>
          </table:table-cell>
          <table:table-cell office:value-type="string" office:value="bulk peat">
            <text:p>bulk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01">
            <text:p>2.01</text:p>
          </table:table-cell>
          <table:table-cell office:value-type="float" office:value="1.16">
            <text:p>1.16</text:p>
          </table:table-cell>
          <table:table-cell office:value-type="float" office:value="1.160065943848275">
            <text:p>1.160065943848275</text:p>
          </table:table-cell>
          <table:table-cell office:value-type="string" office:value="Nydal1959,CreelEtal2022">
            <text:p>Nydal1959,CreelEtal2022</text:p>
          </table:table-cell>
        </table:table-row>
        <table:table-row>
          <table:table-cell office:value-type="string" office:value="Kristiansand">
            <text:p>Kristiansand</text:p>
          </table:table-cell>
          <table:table-cell office:value-type="string" office:value="radiocarbon">
            <text:p>radiocarbon</text:p>
          </table:table-cell>
          <table:table-cell office:value-type="string" office:value="T-209">
            <text:p>T-209</text:p>
          </table:table-cell>
          <table:table-cell office:value-type="float" office:value="58.03333333333333">
            <text:p>58.03333333333333</text:p>
          </table:table-cell>
          <table:table-cell office:value-type="float" office:value="7.683333333333334">
            <text:p>7.683333333333334</text:p>
          </table:table-cell>
          <table:table-cell office:value-type="float" office:value="7400.0">
            <text:p>7400.0</text:p>
          </table:table-cell>
          <table:table-cell office:value-type="float" office:value="250.0">
            <text:p>250.0</text:p>
          </table:table-cell>
          <table:table-cell office:value-type="string" office:value="peat  slice">
            <text:p>peat  slice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.01">
            <text:p>4.01</text:p>
          </table:table-cell>
          <table:table-cell office:value-type="float" office:value="1.16">
            <text:p>1.16</text:p>
          </table:table-cell>
          <table:table-cell office:value-type="float" office:value="1.1598184626714552">
            <text:p>1.1598184626714552</text:p>
          </table:table-cell>
          <table:table-cell office:value-type="string" office:value="Nydal1962,CreelEtal2022">
            <text:p>Nydal1962,CreelEtal2022</text:p>
          </table:table-cell>
        </table:table-row>
        <table:table-row>
          <table:table-cell office:value-type="string" office:value="Kristiansand">
            <text:p>Kristiansand</text:p>
          </table:table-cell>
          <table:table-cell office:value-type="string" office:value="radiocarbon">
            <text:p>radiocarbon</text:p>
          </table:table-cell>
          <table:table-cell office:value-type="string" office:value="T-292">
            <text:p>T-292</text:p>
          </table:table-cell>
          <table:table-cell office:value-type="float" office:value="58.016666666666666">
            <text:p>58.016666666666666</text:p>
          </table:table-cell>
          <table:table-cell office:value-type="float" office:value="7.633333333333333">
            <text:p>7.633333333333333</text:p>
          </table:table-cell>
          <table:table-cell office:value-type="float" office:value="6800.0">
            <text:p>6800.0</text:p>
          </table:table-cell>
          <table:table-cell office:value-type="float" office:value="170.0">
            <text:p>170.0</text:p>
          </table:table-cell>
          <table:table-cell office:value-type="string" office:value="ostrea edulis">
            <text:p>ostrea edulis</text:p>
          </table:table-cell>
          <table:table-cell office:value-type="string" office:value="normarine">
            <text:p>nor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7.87">
            <text:p>7.87</text:p>
          </table:table-cell>
          <table:table-cell office:value-type="float" office:value="1.15">
            <text:p>1.15</text:p>
          </table:table-cell>
          <table:table-cell office:value-type="float" office:value="1.1522518464101237">
            <text:p>1.1522518464101237</text:p>
          </table:table-cell>
          <table:table-cell office:value-type="string" office:value="Nydal1962,CreelEtal2022">
            <text:p>Nydal1962,CreelEtal2022</text:p>
          </table:table-cell>
        </table:table-row>
        <table:table-row>
          <table:table-cell office:value-type="string" office:value="Kristiansand">
            <text:p>Kristiansand</text:p>
          </table:table-cell>
          <table:table-cell office:value-type="string" office:value="radiocarbon">
            <text:p>radiocarbon</text:p>
          </table:table-cell>
          <table:table-cell office:value-type="string" office:value="T-80">
            <text:p>T-80</text:p>
          </table:table-cell>
          <table:table-cell office:value-type="float" office:value="58.03333333333333">
            <text:p>58.03333333333333</text:p>
          </table:table-cell>
          <table:table-cell office:value-type="float" office:value="7.633333333333333">
            <text:p>7.633333333333333</text:p>
          </table:table-cell>
          <table:table-cell office:value-type="float" office:value="8770.0">
            <text:p>8770.0</text:p>
          </table:table-cell>
          <table:table-cell office:value-type="float" office:value="100.0">
            <text:p>100.0</text:p>
          </table:table-cell>
          <table:table-cell office:value-type="string" office:value="bulk peat">
            <text:p>bulk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01">
            <text:p>2.01</text:p>
          </table:table-cell>
          <table:table-cell office:value-type="float" office:value="1.16">
            <text:p>1.16</text:p>
          </table:table-cell>
          <table:table-cell office:value-type="float" office:value="1.160065943848275">
            <text:p>1.160065943848275</text:p>
          </table:table-cell>
          <table:table-cell office:value-type="string" office:value="Nydal1959,CreelEtal2022">
            <text:p>Nydal1959,CreelEtal2022</text:p>
          </table:table-cell>
        </table:table-row>
        <table:table-row>
          <table:table-cell office:value-type="string" office:value="Kristiansand">
            <text:p>Kristiansand</text:p>
          </table:table-cell>
          <table:table-cell office:value-type="string" office:value="radiocarbon">
            <text:p>radiocarbon</text:p>
          </table:table-cell>
          <table:table-cell office:value-type="string" office:value="T-168">
            <text:p>T-168</text:p>
          </table:table-cell>
          <table:table-cell office:value-type="float" office:value="58.266666666666666">
            <text:p>58.266666666666666</text:p>
          </table:table-cell>
          <table:table-cell office:value-type="float" office:value="8.333333333333334">
            <text:p>8.333333333333334</text:p>
          </table:table-cell>
          <table:table-cell office:value-type="float" office:value="12550.0">
            <text:p>12550.0</text:p>
          </table:table-cell>
          <table:table-cell office:value-type="float" office:value="200.0">
            <text:p>200.0</text:p>
          </table:table-cell>
          <table:table-cell office:value-type="string" office:value="mytilus edulis macoma calcarea">
            <text:p>mytilus edulis macoma calcarea</text:p>
          </table:table-cell>
          <table:table-cell office:value-type="string" office:value="normarine">
            <text:p>nor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35.0">
            <text:p>35.0</text:p>
          </table:table-cell>
          <table:table-cell office:value-type="float" office:value="1.33">
            <text:p>1.33</text:p>
          </table:table-cell>
          <table:table-cell office:value-type="float" office:value="1.3314276554369353">
            <text:p>1.3314276554369353</text:p>
          </table:table-cell>
          <table:table-cell office:value-type="string" office:value="Nydal1960,CreelEtal2022">
            <text:p>Nydal1960,CreelEtal2022</text:p>
          </table:table-cell>
        </table:table-row>
        <table:table-row>
          <table:table-cell office:value-type="string" office:value="Kristiansand">
            <text:p>Kristiansand</text:p>
          </table:table-cell>
          <table:table-cell office:value-type="string" office:value="radiocarbon">
            <text:p>radiocarbon</text:p>
          </table:table-cell>
          <table:table-cell office:value-type="string" office:value="T-281">
            <text:p>T-281</text:p>
          </table:table-cell>
          <table:table-cell office:value-type="float" office:value="58.03333333333333">
            <text:p>58.03333333333333</text:p>
          </table:table-cell>
          <table:table-cell office:value-type="float" office:value="7.683333333333334">
            <text:p>7.683333333333334</text:p>
          </table:table-cell>
          <table:table-cell office:value-type="float" office:value="3050.0">
            <text:p>3050.0</text:p>
          </table:table-cell>
          <table:table-cell office:value-type="float" office:value="100.0">
            <text:p>100.0</text:p>
          </table:table-cell>
          <table:table-cell office:value-type="string" office:value="peat  slice">
            <text:p>peat  slice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.01">
            <text:p>4.01</text:p>
          </table:table-cell>
          <table:table-cell office:value-type="float" office:value="1.16">
            <text:p>1.16</text:p>
          </table:table-cell>
          <table:table-cell office:value-type="float" office:value="1.1598184626714552">
            <text:p>1.1598184626714552</text:p>
          </table:table-cell>
          <table:table-cell office:value-type="string" office:value="Nydal1962,Hafsten1979,Hafsten1983,CreelEtal2022">
            <text:p>Nydal1962,Hafsten1979,Hafsten1983,CreelEtal20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